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X_0</text:p>
          </table:table-cell>
          <table:table-cell table:style-name="ce1" office:value-type="string" calcext:value-type="string">
            <text:p>Y_0</text:p>
          </table:table-cell>
          <table:table-cell table:style-name="ce1" office:value-type="string" calcext:value-type="string">
            <text:p>X_0*</text:p>
          </table:table-cell>
          <table:table-cell table:style-name="ce1" office:value-type="string" calcext:value-type="string">
            <text:p>Y_0*</text:p>
          </table:table-cell>
          <table:table-cell/>
          <table:table-cell office:value-type="string" calcext:value-type="string">
            <text:p>534, 1138</text:p>
          </table:table-cell>
        </table:table-row>
        <table:table-row table:style-name="ro1">
          <table:table-cell table:style-name="ce1" office:value-type="float" office:value="529.965921073112" calcext:value-type="float">
            <text:p>529.9659210731</text:p>
          </table:table-cell>
          <table:table-cell table:style-name="ce1" office:value-type="float" office:value="1139.68503975249" calcext:value-type="float">
            <text:p>1139.6850397525</text:p>
          </table:table-cell>
          <table:table-cell table:style-name="ce1" table:formula="of:=([.A2] - 2048/2)" office:value-type="float" office:value="-494.034078926888" calcext:value-type="float">
            <text:p>-494.0340789269</text:p>
          </table:table-cell>
          <table:table-cell table:style-name="ce1" table:formula="of:=(2048/2 - [.B2])" office:value-type="float" office:value="-115.68503975249" calcext:value-type="float">
            <text:p>-115.6850397525</text:p>
          </table:table-cell>
          <table:table-cell table:number-columns-repeated="2"/>
        </table:table-row>
        <table:table-row table:style-name="ro1">
          <table:table-cell table:style-name="ce1" office:value-type="float" office:value="536.869137284846" calcext:value-type="float">
            <text:p>536.8691372848</text:p>
          </table:table-cell>
          <table:table-cell table:style-name="ce1" office:value-type="float" office:value="1139.00185038041" calcext:value-type="float">
            <text:p>1139.0018503804</text:p>
          </table:table-cell>
          <table:table-cell table:style-name="ce1" table:formula="of:=([.A3] - 2048/2)" office:value-type="float" office:value="-487.130862715154" calcext:value-type="float">
            <text:p>-487.1308627152</text:p>
          </table:table-cell>
          <table:table-cell table:style-name="ce1" table:formula="of:=(2048/2 - [.B3])" office:value-type="float" office:value="-115.00185038041" calcext:value-type="float">
            <text:p>-115.0018503804</text:p>
          </table:table-cell>
          <table:table-cell table:number-columns-repeated="2"/>
        </table:table-row>
        <table:table-row table:style-name="ro1">
          <table:table-cell table:style-name="ce1" office:value-type="float" office:value="534.53823725026" calcext:value-type="float">
            <text:p>534.5382372503</text:p>
          </table:table-cell>
          <table:table-cell table:style-name="ce1" office:value-type="float" office:value="1140.66044401085" calcext:value-type="float">
            <text:p>1140.6604440109</text:p>
          </table:table-cell>
          <table:table-cell table:style-name="ce1" table:formula="of:=([.A4] - 2048/2)" office:value-type="float" office:value="-489.46176274974" calcext:value-type="float">
            <text:p>-489.4617627497</text:p>
          </table:table-cell>
          <table:table-cell table:style-name="ce1" table:formula="of:=(2048/2 - [.B4])" office:value-type="float" office:value="-116.66044401085" calcext:value-type="float">
            <text:p>-116.6604440109</text:p>
          </table:table-cell>
          <table:table-cell table:number-columns-repeated="2"/>
        </table:table-row>
        <table:table-row table:style-name="ro1">
          <table:table-cell table:style-name="ce1" office:value-type="float" office:value="527.993566032905" calcext:value-type="float">
            <text:p>527.9935660329</text:p>
          </table:table-cell>
          <table:table-cell table:style-name="ce1" office:value-type="float" office:value="1142.02891184022" calcext:value-type="float">
            <text:p>1142.0289118402</text:p>
          </table:table-cell>
          <table:table-cell table:style-name="ce1" table:formula="of:=([.A5] - 2048/2)" office:value-type="float" office:value="-496.006433967095" calcext:value-type="float">
            <text:p>-496.0064339671</text:p>
          </table:table-cell>
          <table:table-cell table:style-name="ce1" table:formula="of:=(2048/2 - [.B5])" office:value-type="float" office:value="-118.02891184022" calcext:value-type="float">
            <text:p>-118.0289118402</text:p>
          </table:table-cell>
          <table:table-cell table:number-columns-repeated="2"/>
        </table:table-row>
        <table:table-row table:style-name="ro1">
          <table:table-cell table:style-name="ce1" office:value-type="float" office:value="531.220606803925" calcext:value-type="float">
            <text:p>531.2206068039</text:p>
          </table:table-cell>
          <table:table-cell table:style-name="ce1" office:value-type="float" office:value="1138.13703996134" calcext:value-type="float">
            <text:p>1138.1370399613</text:p>
          </table:table-cell>
          <table:table-cell table:style-name="ce1" table:formula="of:=([.A6] - 2048/2)" office:value-type="float" office:value="-492.779393196075" calcext:value-type="float">
            <text:p>-492.7793931961</text:p>
          </table:table-cell>
          <table:table-cell table:style-name="ce1" table:formula="of:=(2048/2 - [.B6])" office:value-type="float" office:value="-114.13703996134" calcext:value-type="float">
            <text:p>-114.1370399613</text:p>
          </table:table-cell>
          <table:table-cell table:number-columns-repeated="2"/>
        </table:table-row>
        <table:table-row table:style-name="ro1">
          <table:table-cell table:style-name="ce1" office:value-type="float" office:value="534.885785518973" calcext:value-type="float">
            <text:p>534.885785519</text:p>
          </table:table-cell>
          <table:table-cell table:style-name="ce1" office:value-type="float" office:value="1137.86968930917" calcext:value-type="float">
            <text:p>1137.8696893092</text:p>
          </table:table-cell>
          <table:table-cell table:style-name="ce1" table:formula="of:=([.A7] - 2048/2)" office:value-type="float" office:value="-489.114214481027" calcext:value-type="float">
            <text:p>-489.114214481</text:p>
          </table:table-cell>
          <table:table-cell table:style-name="ce1" table:formula="of:=(2048/2 - [.B7])" office:value-type="float" office:value="-113.86968930917" calcext:value-type="float">
            <text:p>-113.8696893092</text:p>
          </table:table-cell>
          <table:table-cell table:number-columns-repeated="2"/>
        </table:table-row>
        <table:table-row table:style-name="ro1">
          <table:table-cell table:style-name="ce1" office:value-type="float" office:value="532.386310993916" calcext:value-type="float">
            <text:p>532.3863109939</text:p>
          </table:table-cell>
          <table:table-cell table:style-name="ce1" office:value-type="float" office:value="1130.92190442839" calcext:value-type="float">
            <text:p>1130.9219044284</text:p>
          </table:table-cell>
          <table:table-cell table:style-name="ce1" table:formula="of:=([.A8] - 2048/2)" office:value-type="float" office:value="-491.613689006084" calcext:value-type="float">
            <text:p>-491.6136890061</text:p>
          </table:table-cell>
          <table:table-cell table:style-name="ce1" table:formula="of:=(2048/2 - [.B8])" office:value-type="float" office:value="-106.92190442839" calcext:value-type="float">
            <text:p>-106.9219044284</text:p>
          </table:table-cell>
          <table:table-cell table:number-columns-repeated="2"/>
        </table:table-row>
        <table:table-row table:style-name="ro1">
          <table:table-cell table:formula="of:=SUM([.A2:.A8])/7" office:value-type="float" office:value="532.551366422563" calcext:value-type="float">
            <text:p>532.5513664226</text:p>
          </table:table-cell>
          <table:table-cell table:formula="of:=SUM([.B2:.B8])/7" office:value-type="float" office:value="1138.32926852612" calcext:value-type="float">
            <text:p>1138.329268526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_0</text:p>
          </table:table-cell>
          <table:table-cell table:style-name="ce1" office:value-type="string" calcext:value-type="string">
            <text:p>Y_0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36" calcext:value-type="float">
            <text:p>1136</text:p>
          </table:table-cell>
          <table:table-cell office:value-type="float" office:value="417.462" calcext:value-type="float">
            <text:p>417.462</text:p>
          </table:table-cell>
          <table:table-cell office:value-type="float" office:value="15.4029" calcext:value-type="float">
            <text:p>15.402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35" calcext:value-type="float">
            <text:p>1135</text:p>
          </table:table-cell>
          <table:table-cell office:value-type="float" office:value="453.8476" calcext:value-type="float">
            <text:p>453.8476</text:p>
          </table:table-cell>
          <table:table-cell office:value-type="float" office:value="13.5976" calcext:value-type="float">
            <text:p>13.5976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35" calcext:value-type="float">
            <text:p>1135</text:p>
          </table:table-cell>
          <table:table-cell office:value-type="float" office:value="430.1328" calcext:value-type="float">
            <text:p>430.1328</text:p>
          </table:table-cell>
          <table:table-cell office:value-type="float" office:value="14.733" calcext:value-type="float">
            <text:p>14.733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35" calcext:value-type="float">
            <text:p>1135</text:p>
          </table:table-cell>
          <table:table-cell office:value-type="float" office:value="405.4097" calcext:value-type="float">
            <text:p>405.4097</text:p>
          </table:table-cell>
          <table:table-cell office:value-type="float" office:value="17.6131" calcext:value-type="float">
            <text:p>17.6131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36" calcext:value-type="float">
            <text:p>1136</text:p>
          </table:table-cell>
          <table:table-cell office:value-type="float" office:value="449.2582" calcext:value-type="float">
            <text:p>449.2582</text:p>
          </table:table-cell>
          <table:table-cell office:value-type="float" office:value="13.7091" calcext:value-type="float">
            <text:p>13.7091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36" calcext:value-type="float">
            <text:p>1136</text:p>
          </table:table-cell>
          <table:table-cell office:value-type="float" office:value="407.8152" calcext:value-type="float">
            <text:p>407.8152</text:p>
          </table:table-cell>
          <table:table-cell office:value-type="float" office:value="13.8173" calcext:value-type="float">
            <text:p>13.817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37" calcext:value-type="float">
            <text:p>1137</text:p>
          </table:table-cell>
          <table:table-cell office:value-type="float" office:value="424.5819" calcext:value-type="float">
            <text:p>424.5819</text:p>
          </table:table-cell>
          <table:table-cell office:value-type="float" office:value="14.7693" calcext:value-type="float">
            <text:p>14.7693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37" calcext:value-type="float">
            <text:p>1137</text:p>
          </table:table-cell>
          <table:table-cell office:value-type="float" office:value="406.8486" calcext:value-type="float">
            <text:p>406.8486</text:p>
          </table:table-cell>
          <table:table-cell office:value-type="float" office:value="17.2058" calcext:value-type="float">
            <text:p>17.205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37" calcext:value-type="float">
            <text:p>1137</text:p>
          </table:table-cell>
          <table:table-cell office:value-type="float" office:value="423.9819" calcext:value-type="float">
            <text:p>423.9819</text:p>
          </table:table-cell>
          <table:table-cell office:value-type="float" office:value="13.2676" calcext:value-type="float">
            <text:p>13.267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37" calcext:value-type="float">
            <text:p>1137</text:p>
          </table:table-cell>
          <table:table-cell office:value-type="float" office:value="510.0661" calcext:value-type="float">
            <text:p>510.0661</text:p>
          </table:table-cell>
          <table:table-cell office:value-type="float" office:value="10.0409" calcext:value-type="float">
            <text:p>10.0409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37" calcext:value-type="float">
            <text:p>1137</text:p>
          </table:table-cell>
          <table:table-cell office:value-type="float" office:value="496.3903" calcext:value-type="float">
            <text:p>496.3903</text:p>
          </table:table-cell>
          <table:table-cell office:value-type="float" office:value="10.1173" calcext:value-type="float">
            <text:p>10.1173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37" calcext:value-type="float">
            <text:p>1137</text:p>
          </table:table-cell>
          <table:table-cell office:value-type="float" office:value="503.8007" calcext:value-type="float">
            <text:p>503.8007</text:p>
          </table:table-cell>
          <table:table-cell office:value-type="float" office:value="10.9406" calcext:value-type="float">
            <text:p>10.940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38" calcext:value-type="float">
            <text:p>1138</text:p>
          </table:table-cell>
          <table:table-cell office:value-type="float" office:value="506.2612" calcext:value-type="float">
            <text:p>506.2612</text:p>
          </table:table-cell>
          <table:table-cell office:value-type="float" office:value="10.7833" calcext:value-type="float">
            <text:p>10.783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38" calcext:value-type="float">
            <text:p>1138</text:p>
          </table:table-cell>
          <table:table-cell office:value-type="float" office:value="509.5436" calcext:value-type="float">
            <text:p>509.5436</text:p>
          </table:table-cell>
          <table:table-cell office:value-type="float" office:value="9.9843" calcext:value-type="float">
            <text:p>9.9843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38" calcext:value-type="float">
            <text:p>1138</text:p>
          </table:table-cell>
          <table:table-cell office:value-type="float" office:value="488.5674" calcext:value-type="float">
            <text:p>488.5674</text:p>
          </table:table-cell>
          <table:table-cell office:value-type="float" office:value="11.8274" calcext:value-type="float">
            <text:p>11.827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36" calcext:value-type="float">
            <text:p>1136</text:p>
          </table:table-cell>
          <table:table-cell office:value-type="float" office:value="471.035" calcext:value-type="float">
            <text:p>471.035</text:p>
          </table:table-cell>
          <table:table-cell office:value-type="float" office:value="10.6877" calcext:value-type="float">
            <text:p>10.6877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36" calcext:value-type="float">
            <text:p>1136</text:p>
          </table:table-cell>
          <table:table-cell office:value-type="float" office:value="487.9847" calcext:value-type="float">
            <text:p>487.9847</text:p>
          </table:table-cell>
          <table:table-cell office:value-type="float" office:value="10.6633" calcext:value-type="float">
            <text:p>10.6633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36" calcext:value-type="float">
            <text:p>1136</text:p>
          </table:table-cell>
          <table:table-cell office:value-type="float" office:value="492.2132" calcext:value-type="float">
            <text:p>492.2132</text:p>
          </table:table-cell>
          <table:table-cell office:value-type="float" office:value="11.219" calcext:value-type="float">
            <text:p>11.21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38" calcext:value-type="float">
            <text:p>1138</text:p>
          </table:table-cell>
          <table:table-cell office:value-type="float" office:value="509.5436" calcext:value-type="float">
            <text:p>509.5436</text:p>
          </table:table-cell>
          <table:table-cell office:value-type="float" office:value="9.9843" calcext:value-type="float">
            <text:p>9.984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38" calcext:value-type="float">
            <text:p>1138</text:p>
          </table:table-cell>
          <table:table-cell office:value-type="float" office:value="502.9578" calcext:value-type="float">
            <text:p>502.9578</text:p>
          </table:table-cell>
          <table:table-cell office:value-type="float" office:value="9.9084" calcext:value-type="float">
            <text:p>9.9084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38" calcext:value-type="float">
            <text:p>1138</text:p>
          </table:table-cell>
          <table:table-cell office:value-type="float" office:value="506.2612" calcext:value-type="float">
            <text:p>506.2612</text:p>
          </table:table-cell>
          <table:table-cell office:value-type="float" office:value="10.7833" calcext:value-type="float">
            <text:p>10.783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37" calcext:value-type="float">
            <text:p>1137</text:p>
          </table:table-cell>
          <table:table-cell office:value-type="float" office:value="475.6507" calcext:value-type="float">
            <text:p>475.6507</text:p>
          </table:table-cell>
          <table:table-cell office:value-type="float" office:value="10.4142" calcext:value-type="float">
            <text:p>10.4142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37" calcext:value-type="float">
            <text:p>1137</text:p>
          </table:table-cell>
          <table:table-cell office:value-type="float" office:value="496.3903" calcext:value-type="float">
            <text:p>496.3903</text:p>
          </table:table-cell>
          <table:table-cell office:value-type="float" office:value="10.1173" calcext:value-type="float">
            <text:p>10.1173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37" calcext:value-type="float">
            <text:p>1137</text:p>
          </table:table-cell>
          <table:table-cell office:value-type="float" office:value="510.0661" calcext:value-type="float">
            <text:p>510.0661</text:p>
          </table:table-cell>
          <table:table-cell office:value-type="float" office:value="10.0409" calcext:value-type="float">
            <text:p>10.0409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39" calcext:value-type="float">
            <text:p>1139</text:p>
          </table:table-cell>
          <table:table-cell office:value-type="float" office:value="498.6678" calcext:value-type="float">
            <text:p>498.6678</text:p>
          </table:table-cell>
          <table:table-cell office:value-type="float" office:value="10.5979" calcext:value-type="float">
            <text:p>10.5979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139" calcext:value-type="float">
            <text:p>1139</text:p>
          </table:table-cell>
          <table:table-cell office:value-type="float" office:value="498.362" calcext:value-type="float">
            <text:p>498.362</text:p>
          </table:table-cell>
          <table:table-cell office:value-type="float" office:value="11.2397" calcext:value-type="float">
            <text:p>11.2397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39" calcext:value-type="float">
            <text:p>1139</text:p>
          </table:table-cell>
          <table:table-cell office:value-type="float" office:value="485.6031" calcext:value-type="float">
            <text:p>485.6031</text:p>
          </table:table-cell>
          <table:table-cell office:value-type="float" office:value="11.9725" calcext:value-type="float">
            <text:p>11.97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6:50:40.829339020</meta:creation-date>
    <dc:date>2017-01-11T04:45:03.732787345</dc:date>
    <meta:editing-duration>PT9H30M9S</meta:editing-duration>
    <meta:editing-cycles>1</meta:editing-cycles>
    <meta:document-statistic meta:table-count="1" meta:cell-count="147" meta:object-count="0"/>
    <meta:generator>LibreOffice/5.1.4.2$Linux_X86_64 LibreOffice_project/10m0$Build-2</meta:generator>
  </office:meta>
</office:document-meta>
</file>